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6cm" draw:marker-start-width="0.29cm" draw:marker-end-width="0.29cm" draw:fill="hatch" draw:fill-hatch-name="Tabella_20_1" draw:fill-hatch-solid="false" draw:textarea-horizontal-align="center" draw:textarea-vertical-align="middle" fo:padding-top="0.155cm" fo:padding-bottom="0.155cm" fo:padding-left="0.28cm" fo:padding-right="0.28cm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gr3" style:family="graphic" style:parent-style-name="standard">
      <style:graphic-properties draw:fill="solid" draw:fill-color="#ffffff" draw:fill-hatch-name="Tabella_20_1" draw:fill-hatch-solid="false" draw:textarea-horizontal-align="center" draw:textarea-vertical-align="middle" draw:shadow="hidden"/>
    </style:style>
    <style:style style:name="gr4" style:family="graphic" style:parent-style-name="standard">
      <style:graphic-properties draw:stroke="dash" draw:stroke-dash="Ultrafine_20_Dashed" svg:stroke-color="#333333" draw:textarea-horizontal-align="center" draw:textarea-vertical-align="middle"/>
    </style:style>
    <style:style style:name="gr5" style:family="graphic" style:parent-style-name="standard">
      <style:graphic-properties draw:fill="solid" draw:fill-color="#e6e6e6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draw:fill="none" fo:min-height="0.41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10 Pitch'" style:font-pitch="fixed" fo:font-size="8pt" style:font-size-asian="8pt" style:font-size-complex="8pt"/>
    </style:style>
    <style:style style:name="P3" style:family="paragraph">
      <style:paragraph-properties fo:text-align="center"/>
      <style:text-properties fo:font-family="'Courier 10 Pitch'" style:font-pitch="fixed" fo:font-size="10pt" style:font-size-asian="10pt" style:font-size-complex="10pt"/>
    </style:style>
    <style:style style:name="P4" style:family="paragraph">
      <style:paragraph-properties fo:text-align="center"/>
      <style:text-properties fo:font-family="'Courier 10 Pitch'" style:font-pitch="fixed" fo:font-size="10pt" style:font-size-asian="10pt" style:font-size-complex="10pt"/>
    </style:style>
    <style:style style:name="T1" style:family="text">
      <style:text-properties fo:font-family="'Courier 10 Pitch'" style:font-pitch="fixed" fo:font-size="10pt" style:font-size-asian="10pt" style:font-size-complex="10pt"/>
    </style:style>
    <style:style style:name="T2" style:family="text">
      <style:text-properties fo:font-family="'Courier 10 Pitch'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1" draw:layer="layout" svg:width="9cm" svg:height="3cm" svg:x="5.7cm" svg:y="2cm">
          <text:p/>
        </draw:rect>
        <draw:rect draw:style-name="gr2" draw:text-style-name="P1" draw:layer="layout" svg:width="20cm" svg:height="5.7cm" svg:x="1.5cm" svg:y="1.1cm">
          <text:p/>
        </draw:rect>
        <draw:rect draw:style-name="gr3" draw:text-style-name="P1" draw:layer="layout" svg:width="3cm" svg:height="3cm" svg:x="5.7cm" svg:y="5.6cm">
          <text:p/>
        </draw:rect>
        <draw:rect draw:style-name="gr3" draw:text-style-name="P1" draw:layer="layout" svg:width="3cm" svg:height="3cm" svg:x="8.7cm" svg:y="9.1cm">
          <text:p/>
        </draw:rect>
        <draw:line draw:style-name="gr4" draw:text-style-name="P1" draw:layer="layout" svg:x1="5.7cm" svg:y1="5cm" svg:x2="5.7cm" svg:y2="6cm">
          <text:p/>
        </draw:line>
        <draw:line draw:style-name="gr4" draw:text-style-name="P1" draw:layer="layout" svg:x1="8.7cm" svg:y1="5cm" svg:x2="8.7cm" svg:y2="6cm">
          <text:p/>
        </draw:line>
        <draw:line draw:style-name="gr4" draw:text-style-name="P1" draw:layer="layout" svg:x1="11.7cm" svg:y1="5cm" svg:x2="11.7cm" svg:y2="10cm">
          <text:p/>
        </draw:line>
        <draw:line draw:style-name="gr4" draw:text-style-name="P1" draw:layer="layout" svg:x1="8.7cm" svg:y1="8.6cm" svg:x2="8.7cm" svg:y2="9.1cm">
          <text:p/>
        </draw:line>
        <draw:rect draw:style-name="gr5" draw:text-style-name="P1" draw:layer="layout" svg:width="0.5cm" svg:height="3cm" svg:x="5.2cm" svg:y="5.6cm">
          <text:p/>
        </draw:rect>
        <draw:rect draw:style-name="gr5" draw:text-style-name="P1" draw:layer="layout" svg:width="0.5cm" svg:height="3cm" svg:x="8.7cm" svg:y="5.6cm">
          <text:p/>
        </draw:rect>
        <draw:rect draw:style-name="gr5" draw:text-style-name="P1" draw:layer="layout" svg:width="0.5cm" svg:height="3cm" svg:x="8.2cm" svg:y="9.1cm">
          <text:p/>
        </draw:rect>
        <draw:rect draw:style-name="gr5" draw:text-style-name="P1" draw:layer="layout" svg:width="0.5cm" svg:height="3cm" svg:x="11.7cm" svg:y="9.1cm">
          <text:p/>
        </draw:rect>
        <draw:frame draw:style-name="gr6" draw:text-style-name="P2" draw:layer="layout" svg:width="3cm" svg:height="2.25cm" svg:x="5.7cm" svg:y="6.1cm">
          <draw:text-box>
            <text:p/>
          </draw:text-box>
        </draw:frame>
        <draw:frame draw:style-name="gr7" draw:text-style-name="P3" draw:layer="layout" svg:width="3cm" svg:height="1.895cm" svg:x="5.7cm" svg:y="6.205cm">
          <draw:text-box>
            <text:p text:style-name="P3"><text:span text:style-name="T1">BLOCK #0</text:span></text:p>
            <text:p text:style-name="P3"><text:span text:style-name="T1"/></text:p>
            <text:p text:style-name="P3"><text:span text:style-name="T1">Columns</text:span></text:p>
            <text:p text:style-name="P3"><text:span text:style-name="T1">0-5</text:span></text:p>
          </draw:text-box>
        </draw:frame>
        <draw:frame draw:style-name="gr7" draw:text-style-name="P3" draw:layer="layout" svg:width="3cm" svg:height="1.895cm" svg:x="8.7cm" svg:y="9.705cm">
          <draw:text-box>
            <text:p text:style-name="P3"><text:span text:style-name="T1">BLOCK #1</text:span></text:p>
            <text:p text:style-name="P3"><text:span text:style-name="T1"/></text:p>
            <text:p text:style-name="P3"><text:span text:style-name="T1">Columns</text:span></text:p>
            <text:p text:style-name="P3"><text:span text:style-name="T1">6-11</text:span></text:p>
          </draw:text-box>
        </draw:frame>
        <draw:frame draw:style-name="gr8" draw:text-style-name="P4" draw:layer="layout" svg:width="1cm" svg:height="0.663cm" svg:x="5cm" svg:y="6.9cm">
          <draw:text-box>
            <text:p text:style-name="P4"><text:span text:style-name="T2">17</text:span></text:p>
          </draw:text-box>
        </draw:frame>
        <draw:frame draw:style-name="gr8" draw:text-style-name="P4" draw:layer="layout" svg:width="1cm" svg:height="0.663cm" svg:x="8.5cm" svg:y="6.901cm">
          <draw:text-box>
            <text:p text:style-name="P4"><text:span text:style-name="T2">6</text:span></text:p>
          </draw:text-box>
        </draw:frame>
        <draw:frame draw:style-name="gr8" draw:text-style-name="P4" draw:layer="layout" svg:width="1cm" svg:height="0.663cm" svg:x="7.9cm" svg:y="10.5cm">
          <draw:text-box>
            <text:p text:style-name="P4"><text:span text:style-name="T2">5</text:span></text:p>
          </draw:text-box>
        </draw:frame>
        <draw:frame draw:style-name="gr8" draw:text-style-name="P4" draw:layer="layout" svg:width="1cm" svg:height="0.663cm" svg:x="11.5cm" svg:y="10.501cm">
          <draw:text-box>
            <text:p text:style-name="P4"><text:span text:style-name="T2">12</text:span></text:p>
          </draw:text-box>
        </draw:frame>
        <draw:rect draw:style-name="gr3" draw:text-style-name="P1" draw:layer="layout" svg:width="3cm" svg:height="3cm" svg:x="11.7cm" svg:y="12.6cm">
          <text:p/>
        </draw:rect>
        <draw:rect draw:style-name="gr5" draw:text-style-name="P1" draw:layer="layout" svg:width="0.5cm" svg:height="3cm" svg:x="11.2cm" svg:y="12.6cm">
          <text:p/>
        </draw:rect>
        <draw:rect draw:style-name="gr5" draw:text-style-name="P1" draw:layer="layout" svg:width="0.5cm" svg:height="3cm" svg:x="14.7cm" svg:y="12.6cm">
          <text:p/>
        </draw:rect>
        <draw:frame draw:style-name="gr7" draw:text-style-name="P3" draw:layer="layout" svg:width="3cm" svg:height="1.895cm" svg:x="11.7cm" svg:y="13.205cm">
          <draw:text-box>
            <text:p text:style-name="P3"><text:span text:style-name="T1">BLOCK #2</text:span></text:p>
            <text:p text:style-name="P3"><text:span text:style-name="T1"/></text:p>
            <text:p text:style-name="P3"><text:span text:style-name="T1">Columns</text:span></text:p>
            <text:p text:style-name="P3"><text:span text:style-name="T1">12-17</text:span></text:p>
          </draw:text-box>
        </draw:frame>
        <draw:frame draw:style-name="gr8" draw:text-style-name="P4" draw:layer="layout" svg:width="1cm" svg:height="0.663cm" svg:x="11cm" svg:y="14cm">
          <draw:text-box>
            <text:p text:style-name="P4"><text:span text:style-name="T2">11</text:span></text:p>
          </draw:text-box>
        </draw:frame>
        <draw:frame draw:style-name="gr8" draw:text-style-name="P4" draw:layer="layout" svg:width="1cm" svg:height="0.663cm" svg:x="14.5cm" svg:y="14.001cm">
          <draw:text-box>
            <text:p text:style-name="P4"><text:span text:style-name="T2">0</text:span></text:p>
          </draw:text-box>
        </draw:frame>
        <draw:line draw:style-name="gr4" draw:text-style-name="P1" draw:layer="layout" svg:x1="11.7cm" svg:y1="12.1cm" svg:x2="11.7cm" svg:y2="12.6cm">
          <text:p/>
        </draw:line>
        <draw:line draw:style-name="gr4" draw:text-style-name="P1" draw:layer="layout" svg:x1="14.7cm" svg:y1="5cm" svg:x2="14.7cm" svg:y2="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Tabella_20_1" draw:display-name="Tabella 1" draw:style="double" draw:color="#000000" draw:distance="0.5cm" draw:rotation="90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4T23:01:59</meta:creation-date>
    <dc:date>2010-03-05T00:02:44</dc:date>
    <meta:editing-duration>PT00H44M45S</meta:editing-duration>
    <meta:editing-cycles>2</meta:editing-cycles>
    <meta:generator>OpenOffice.org/3.1$Linux OpenOffice.org_project/310m19$Build-9420</meta:generator>
    <meta:document-statistic meta:object-count="27"/>
  </office:meta>
</office:document-meta>
</file>